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655" officeooo:paragraph-rsid="000086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07:29:52.771354536</meta:creation-date>
    <dc:date>2021-03-14T07:30:37.307113212</dc:date>
    <meta:editing-duration>PT45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6.4.6.2$Linux_X86_64 LibreOffice_project/40$Build-2</meta:generator>
  </office:meta>
</office:document-meta>
</file>